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67b" officeooo:paragraph-rsid="0016067b"/>
    </style:style>
    <style:style style:name="P2" style:family="paragraph" style:parent-style-name="Standard">
      <style:text-properties officeooo:rsid="00165632" officeooo:paragraph-rsid="00165632"/>
    </style:style>
    <style:style style:name="P3" style:family="paragraph" style:parent-style-name="Standard">
      <style:text-properties officeooo:rsid="0016dea5" officeooo:paragraph-rsid="0016dea5"/>
    </style:style>
    <style:style style:name="P4" style:family="paragraph" style:parent-style-name="Standard">
      <style:text-properties officeooo:rsid="0018552b" officeooo:paragraph-rsid="0018552b"/>
    </style:style>
    <style:style style:name="P5" style:family="paragraph" style:parent-style-name="Standard">
      <style:text-properties officeooo:rsid="0018552b" officeooo:paragraph-rsid="001a0af8"/>
    </style:style>
    <style:style style:name="P6" style:family="paragraph" style:parent-style-name="Standard">
      <style:text-properties officeooo:rsid="001a0e5b" officeooo:paragraph-rsid="001a0e5b"/>
    </style:style>
    <style:style style:name="P7" style:family="paragraph" style:parent-style-name="Standard">
      <style:text-properties officeooo:rsid="001a872d" officeooo:paragraph-rsid="001a872d"/>
    </style:style>
    <style:style style:name="P8" style:family="paragraph" style:parent-style-name="Standard">
      <style:text-properties officeooo:rsid="001ab28d" officeooo:paragraph-rsid="001ab28d"/>
    </style:style>
    <style:style style:name="T1" style:family="text">
      <style:text-properties officeooo:rsid="001a0a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de UI using bootstrap’s sample template</text:p>
      <text:p text:style-name="P2">Lightbox2 used and hover effect made</text:p>
      <text:p text:style-name="P2"/>
      <text:p text:style-name="P3"/>
      <text:p text:style-name="P3"/>
      <text:p text:style-name="P3">Dependancies :</text:p>
      <text:p text:style-name="P3"/>
      <text:p text:style-name="P3">installed imagemagick</text:p>
      <text:p text:style-name="P3">apt-get install imagemagick --fix-missing</text:p>
      <text:p text:style-name="P3"/>
      <text:p text:style-name="P3">installed magickwand</text:p>
      <text:p text:style-name="P3"><text:s/>apt-get install libmagickwand-dev</text:p>
      <text:p text:style-name="P3"/>
      <text:p text:style-name="P4">gem install rmagick</text:p>
      <text:p text:style-name="P5">gem install <text:span text:style-name="T1">carrierwave\</text:span></text:p>
      <text:p text:style-name="P6">gem autoprefixer</text:p>
      <text:p text:style-name="P6"/>
      <text:p text:style-name="P6"/>
      <text:p text:style-name="P7">Controllers: Image and categories</text:p>
      <text:p text:style-name="P8">Models: Image and Category</text:p>
      <text:p text:style-name="P8"/>
      <text:p text:style-name="P8">routes: resour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3:11:02.411332364</meta:creation-date>
    <dc:date>2018-11-09T16:02:52.655496165</dc:date>
    <meta:editing-duration>PT26M4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44" meta:character-count="342" meta:non-whitespace-character-count="311"/>
  </office:meta>
</office:document-meta>
</file>